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41f46" officeooo:paragraph-rsid="00041f46" style:font-size-asian="24pt" style:font-size-complex="24pt"/>
    </style:style>
    <style:style style:name="P2" style:family="paragraph" style:parent-style-name="Standard">
      <style:paragraph-properties fo:text-align="start" style:justify-single-word="false"/>
      <style:text-properties fo:font-size="14pt" officeooo:rsid="00041f46" officeooo:paragraph-rsid="00041f46" style:font-size-asian="12.25pt" style:font-size-complex="14pt"/>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officeooo:rsid="00041f46" officeooo:paragraph-rsid="00041f46" style:font-size-asian="12.25pt" style:font-size-complex="14pt"/>
    </style:style>
    <style:style style:name="P4" style:family="paragraph" style:parent-style-name="Standard">
      <style:paragraph-properties fo:text-align="justify" style:justify-single-word="false"/>
      <style:text-properties fo:font-size="14pt" fo:font-style="normal" officeooo:rsid="00041f46" officeooo:paragraph-rsid="00041f46" style:font-size-asian="12.25pt" style:font-style-asian="normal" style:font-size-complex="14pt" style:font-style-complex="normal"/>
    </style:style>
    <style:style style:name="P5" style:family="paragraph" style:parent-style-name="Standard">
      <style:paragraph-properties fo:text-align="justify" style:justify-single-word="false"/>
      <style:text-properties fo:font-size="14pt" fo:font-style="normal" officeooo:rsid="0004536e" officeooo:paragraph-rsid="0004536e" style:font-size-asian="12.25pt" style:font-style-asian="normal" style:font-size-complex="14pt" style:font-style-complex="normal"/>
    </style:style>
    <style:style style:name="P6" style:family="paragraph" style:parent-style-name="Standard">
      <style:paragraph-properties fo:text-align="justify" style:justify-single-word="false"/>
      <style:text-properties fo:font-size="14pt" fo:font-style="normal" officeooo:rsid="0005d123" officeooo:paragraph-rsid="0005d123" style:font-size-asian="12.25pt" style:font-style-asian="normal" style:font-size-complex="14pt" style:font-style-complex="normal"/>
    </style:style>
    <style:style style:name="P7" style:family="paragraph" style:parent-style-name="Standard">
      <style:paragraph-properties fo:text-align="justify" style:justify-single-word="false"/>
      <style:text-properties fo:font-size="14pt" fo:font-style="normal" style:text-underline-style="none" fo:font-weight="bold" officeooo:rsid="00041f46" officeooo:paragraph-rsid="00041f46"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font-size="14pt" fo:font-style="normal" fo:font-weight="bold" officeooo:rsid="0005d123" officeooo:paragraph-rsid="0005d123" style:font-size-asian="12.25pt" style:font-style-asian="normal" style:font-weight-asian="bold" style:font-size-complex="14pt" style:font-style-complex="normal" style:font-weight-complex="bold"/>
    </style:style>
    <style:style style:name="P9" style:family="paragraph" style:parent-style-name="Standard">
      <style:paragraph-properties fo:text-align="center" style:justify-single-word="false"/>
      <style:text-properties fo:color="#ff0000" loext:opacity="100%" fo:font-size="24pt" style:text-underline-style="solid" style:text-underline-width="auto" style:text-underline-color="font-color" officeooo:rsid="00041f46" officeooo:paragraph-rsid="00041f46" style:font-size-asian="24pt" style:font-size-complex="24pt"/>
    </style:style>
    <style:style style:name="P10" style:family="paragraph" style:parent-style-name="Standard">
      <style:paragraph-properties fo:text-align="justify" style:justify-single-word="false"/>
      <style:text-properties fo:color="#ff0000" loext:opacity="100%" fo:font-size="16pt" fo:font-style="normal" officeooo:rsid="0005d123" officeooo:paragraph-rsid="0005d123" style:font-size-asian="16pt" style:font-style-asian="normal" style:font-size-complex="16pt" style:font-style-complex="normal"/>
    </style:style>
    <style:style style:name="P11" style:family="paragraph" style:parent-style-name="Standard">
      <style:paragraph-properties fo:text-align="justify" style:justify-single-word="false"/>
      <style:text-properties fo:color="#ff0000" loext:opacity="100%" fo:font-size="20pt" fo:font-style="normal" style:text-underline-style="none" officeooo:rsid="000a31f7" officeooo:paragraph-rsid="000a31f7" style:font-size-asian="20pt" style:font-style-asian="normal" style:font-size-complex="20pt" style:font-style-complex="normal"/>
    </style:style>
    <style:style style:name="P12" style:family="paragraph" style:parent-style-name="Standard">
      <style:paragraph-properties fo:text-align="justify" style:justify-single-word="false"/>
      <style:text-properties fo:color="#ff0000" loext:opacity="100%" fo:font-size="20pt" fo:font-style="normal" style:text-underline-style="solid" style:text-underline-width="auto" style:text-underline-color="font-color" officeooo:rsid="000e5154" officeooo:paragraph-rsid="000e5154" style:font-size-asian="20pt" style:font-style-asian="normal" style:font-size-complex="20pt" style:font-style-complex="normal"/>
    </style:style>
    <style:style style:name="P13" style:family="paragraph" style:parent-style-name="Standard">
      <style:paragraph-properties fo:text-align="justify" style:justify-single-word="false"/>
      <style:text-properties fo:color="#000000" loext:opacity="100%" fo:font-size="14pt" fo:font-style="normal" officeooo:rsid="0005d123" officeooo:paragraph-rsid="0005d123" style:font-size-asian="12.25pt" style:font-style-asian="normal" style:font-size-complex="14pt" style:font-style-complex="normal"/>
    </style:style>
    <style:style style:name="P14" style:family="paragraph" style:parent-style-name="Standard">
      <style:paragraph-properties fo:text-align="justify" style:justify-single-word="false"/>
      <style:text-properties fo:color="#000000" loext:opacity="100%" fo:font-size="14pt" fo:font-style="normal" officeooo:rsid="000693d0" officeooo:paragraph-rsid="000693d0" style:font-size-asian="12.25pt" style:font-style-asian="normal" style:font-size-complex="14pt" style:font-style-complex="normal"/>
    </style:style>
    <style:style style:name="P15"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5d123" officeooo:paragraph-rsid="0005d123" style:font-size-asian="12.25pt" style:font-style-asian="normal" style:font-size-complex="14pt" style:font-style-complex="normal"/>
    </style:style>
    <style:style style:name="P16"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8924e" officeooo:paragraph-rsid="000a36b2" style:font-size-asian="12.25pt" style:font-style-asian="normal" style:font-size-complex="14pt" style:font-style-complex="normal"/>
    </style:style>
    <style:style style:name="P17"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a8924" officeooo:paragraph-rsid="000a8924" style:font-size-asian="12.25pt" style:font-style-asian="normal" style:font-size-complex="14pt" style:font-style-complex="normal"/>
    </style:style>
    <style:style style:name="P18"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officeooo:rsid="000e5154" officeooo:paragraph-rsid="000e5154" style:font-size-asian="12.25pt" style:font-style-asian="normal" style:font-size-complex="14pt" style:font-style-complex="normal"/>
    </style:style>
    <style:style style:name="P19"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1f7" officeooo:paragraph-rsid="000a31f7" style:font-size-asian="12.25pt" style:font-style-asian="normal" style:font-weight-asian="bold" style:font-size-complex="14pt" style:font-style-complex="normal" style:font-weight-complex="bold"/>
    </style:style>
    <style:style style:name="P20"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36b2" officeooo:paragraph-rsid="000a36b2" style:font-size-asian="12.25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5d123" officeooo:paragraph-rsid="0005d123"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a8924" officeooo:paragraph-rsid="000a8924" style:font-size-asian="12.25pt" style:font-style-asian="normal" style:font-weight-asian="bold" style:font-size-complex="14pt" style:font-style-complex="normal" style:font-weight-complex="bold"/>
    </style:style>
    <style:style style:name="P23"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bold" officeooo:rsid="000e5154" officeooo:paragraph-rsid="000e5154" style:font-size-asian="12.25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color="#000000" loext:opacity="100%" fo:font-size="14pt" fo:font-style="normal" style:text-underline-style="solid" style:text-underline-width="auto" style:text-underline-color="font-color" fo:font-weight="normal" officeooo:rsid="000e5154" officeooo:paragraph-rsid="000e5154"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5d123" style:font-size-asian="12.25pt" style:font-style-asian="normal" style:font-size-complex="14pt" style:font-style-complex="normal"/>
    </style:style>
    <style:style style:name="P26" style:family="paragraph" style:parent-style-name="Standard">
      <style:paragraph-properties fo:text-align="justify" style:justify-single-word="false"/>
      <style:text-properties fo:color="#000000" loext:opacity="100%" fo:font-size="14pt" fo:font-style="normal" style:text-underline-style="none" officeooo:rsid="0005d123" officeooo:paragraph-rsid="000a36b2" style:font-size-asian="12.25pt" style:font-style-asian="normal" style:font-size-complex="14pt" style:font-style-complex="normal"/>
    </style:style>
    <style:style style:name="P27"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1f7" style:font-size-asian="12.25pt" style:font-style-asian="normal" style:font-size-complex="14pt" style:font-style-complex="normal"/>
    </style:style>
    <style:style style:name="P28" style:family="paragraph" style:parent-style-name="Standard">
      <style:paragraph-properties fo:text-align="justify" style:justify-single-word="false"/>
      <style:text-properties fo:color="#000000" loext:opacity="100%" fo:font-size="14pt" fo:font-style="normal" style:text-underline-style="none" officeooo:rsid="0008924e" officeooo:paragraph-rsid="000a36b2" style:font-size-asian="12.25pt" style:font-style-asian="normal" style:font-size-complex="14pt" style:font-style-complex="normal"/>
    </style:style>
    <style:style style:name="P29"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1f7" style:font-size-asian="12.25pt" style:font-style-asian="normal" style:font-size-complex="14pt" style:font-style-complex="normal"/>
    </style:style>
    <style:style style:name="P30" style:family="paragraph" style:parent-style-name="Standard">
      <style:paragraph-properties fo:text-align="justify" style:justify-single-word="false"/>
      <style:text-properties fo:color="#000000" loext:opacity="100%" fo:font-size="14pt" fo:font-style="normal" style:text-underline-style="none" officeooo:rsid="000a31f7" officeooo:paragraph-rsid="000a36b2" style:font-size-asian="12.25pt" style:font-style-asian="normal" style:font-size-complex="14pt" style:font-style-complex="normal"/>
    </style:style>
    <style:style style:name="P31" style:family="paragraph" style:parent-style-name="Standard">
      <style:paragraph-properties fo:text-align="justify" style:justify-single-word="false"/>
      <style:text-properties fo:color="#000000" loext:opacity="100%" fo:font-size="14pt" fo:font-style="normal" style:text-underline-style="none" officeooo:rsid="000a36b2" officeooo:paragraph-rsid="000a36b2" style:font-size-asian="12.25pt" style:font-style-asian="normal" style:font-size-complex="14pt" style:font-style-complex="normal"/>
    </style:style>
    <style:style style:name="P32" style:family="paragraph" style:parent-style-name="Standard">
      <style:paragraph-properties fo:text-align="justify" style:justify-single-word="false"/>
      <style:text-properties fo:color="#000000" loext:opacity="100%" fo:font-size="14pt" fo:font-style="normal" style:text-underline-style="none" officeooo:rsid="000a8924" officeooo:paragraph-rsid="000a8924" style:font-size-asian="12.25pt" style:font-style-asian="normal" style:font-size-complex="14pt" style:font-style-complex="normal"/>
    </style:style>
    <style:style style:name="P33" style:family="paragraph" style:parent-style-name="Standard">
      <style:paragraph-properties fo:text-align="justify" style:justify-single-word="false"/>
      <style:text-properties fo:color="#000000" loext:opacity="100%" fo:font-size="14pt" fo:font-style="normal" style:text-underline-style="none" fo:font-weight="normal" officeooo:rsid="000a36b2" officeooo:paragraph-rsid="000a36b2"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color="#000000" loext:opacity="100%" fo:font-size="14pt" fo:font-style="normal" style:text-underline-style="none" fo:font-weight="normal" officeooo:rsid="000a31f7" officeooo:paragraph-rsid="000a31f7"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color="#000000" loext:opacity="100%" fo:font-size="14pt" fo:font-style="normal" style:text-underline-style="none" fo:font-weight="normal" officeooo:rsid="000e5154" officeooo:paragraph-rsid="000e5154"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justify" style:justify-single-word="false"/>
      <style:text-properties fo:color="#000000" loext:opacity="100%" fo:font-size="14pt" fo:font-style="normal" style:text-underline-style="none" officeooo:rsid="000a8924" officeooo:paragraph-rsid="000a8924" style:font-size-asian="12.25pt" style:font-style-asian="normal" style:font-size-complex="14pt" style:font-style-complex="normal"/>
    </style:style>
    <style:style style:name="P37" style:family="paragraph" style:parent-style-name="Standard">
      <style:paragraph-properties fo:text-align="justify" style:justify-single-word="false"/>
      <style:text-properties fo:color="#000000" loext:opacity="100%" fo:font-size="14pt" fo:font-style="normal" style:text-underline-style="none" officeooo:rsid="000e5154" officeooo:paragraph-rsid="000e5154" style:font-size-asian="12.25pt" style:font-style-asian="normal" style:font-size-complex="14pt" style:font-style-complex="normal"/>
    </style:style>
    <style:style style:name="P38" style:family="paragraph" style:parent-style-name="Standard">
      <style:paragraph-properties fo:text-align="justify" style:justify-single-word="false"/>
      <style:text-properties fo:color="#000000" loext:opacity="100%" fo:font-size="14pt" fo:font-style="normal" style:text-underline-style="none" officeooo:rsid="000a36b2" officeooo:paragraph-rsid="000a36b2" style:font-size-asian="12.25pt" style:font-style-asian="normal" style:font-size-complex="14pt" style:font-style-complex="normal"/>
    </style:style>
    <style:style style:name="P39" style:family="paragraph" style:parent-style-name="Standard">
      <style:paragraph-properties fo:text-align="justify" style:justify-single-word="false"/>
      <style:text-properties fo:color="#000000" loext:opacity="100%" fo:font-size="14pt" fo:font-style="normal" style:text-underline-style="none" fo:font-weight="bold" officeooo:rsid="000e5154" officeooo:paragraph-rsid="000e5154" style:font-size-asian="12.25pt" style:font-style-asian="normal" style:font-weight-asian="bold" style:font-size-complex="14pt" style:font-style-complex="normal" style:font-weight-complex="bold"/>
    </style:style>
    <style:style style:name="P40" style:family="paragraph" style:parent-style-name="Standard">
      <style:paragraph-properties fo:text-align="justify" style:justify-single-word="false"/>
      <style:text-properties fo:color="#000000" loext:opacity="100%" fo:font-size="96pt" fo:font-style="normal" style:text-underline-style="none" officeooo:rsid="000a36b2" officeooo:paragraph-rsid="000a36b2" style:font-size-asian="84pt" style:font-style-asian="normal" style:font-size-complex="96pt" style:font-style-complex="normal"/>
    </style:style>
    <style:style style:name="P41" style:family="paragraph" style:parent-style-name="Standard">
      <style:paragraph-properties fo:text-align="justify" style:justify-single-word="false"/>
      <style:text-properties fo:font-size="20pt" fo:font-style="normal" officeooo:rsid="0005d123" officeooo:paragraph-rsid="0005d123" style:font-size-asian="20pt" style:font-style-asian="normal" style:font-size-complex="20pt" style:font-style-complex="normal"/>
    </style:style>
    <style:style style:name="P42" style:family="paragraph" style:parent-style-name="Standard">
      <style:paragraph-properties fo:text-align="justify" style:justify-single-word="false"/>
      <style:text-properties fo:font-size="96pt" fo:font-style="normal" officeooo:rsid="0005d123" officeooo:paragraph-rsid="0005d123" style:font-size-asian="84pt" style:font-style-asian="normal" style:font-size-complex="96pt" style:font-style-complex="normal"/>
    </style:style>
    <style:style style:name="P43" style:family="paragraph" style:parent-style-name="Standard">
      <style:paragraph-properties fo:text-align="justify" style:justify-single-word="false"/>
      <style:text-properties fo:color="#ff0000" loext:opacity="100%" fo:font-size="96pt" fo:font-style="normal" style:text-underline-style="solid" style:text-underline-width="auto" style:text-underline-color="font-color" officeooo:rsid="000e5154" officeooo:paragraph-rsid="000e5154" style:font-size-asian="84pt" style:font-style-asian="normal" style:font-size-complex="96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0a36b2" style:font-weight-asian="normal"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officeooo:rsid="000e5154"/>
    </style:style>
    <style:style style:name="T10" style:family="text">
      <style:text-properties officeooo:rsid="0004536e"/>
    </style:style>
    <style:style style:name="T11" style:family="text">
      <style:text-properties fo:font-weight="normal" style:font-weight-asian="normal" style:font-weight-complex="normal"/>
    </style:style>
    <style:style style:name="T12" style:family="text">
      <style:text-properties fo:font-weight="normal" officeooo:rsid="000905f8" style:font-weight-asian="normal" style:font-weight-complex="normal"/>
    </style:style>
    <style:style style:name="T13" style:family="text">
      <style:text-properties fo:font-weight="normal" officeooo:rsid="000a31f7" style:font-weight-asian="normal" style:font-weight-complex="normal"/>
    </style:style>
    <style:style style:name="T14" style:family="text">
      <style:text-properties fo:font-weight="normal" officeooo:rsid="000a36b2" style:font-weight-asian="normal" style:font-weight-complex="normal"/>
    </style:style>
    <style:style style:name="T15" style:family="text">
      <style:text-properties fo:font-weight="normal" officeooo:rsid="000a6158" style:font-weight-asian="normal" style:font-weight-complex="normal"/>
    </style:style>
    <style:style style:name="T16" style:family="text">
      <style:text-properties fo:font-weight="normal" officeooo:rsid="000a8924" style:font-weight-asian="normal" style:font-weight-complex="normal"/>
    </style:style>
    <style:style style:name="T17" style:family="text">
      <style:text-properties fo:font-weight="normal" officeooo:rsid="000c6be1" style:font-weight-asian="normal" style:font-weight-complex="normal"/>
    </style:style>
    <style:style style:name="T18" style:family="text">
      <style:text-properties fo:color="#ff0000" loext:opacity="100%" style:text-underline-style="solid" style:text-underline-width="auto" style:text-underline-color="font-color"/>
    </style:style>
    <style:style style:name="T19" style:family="text">
      <style:text-properties fo:color="#ff0000" loext:opacity="100%" style:text-underline-style="none"/>
    </style:style>
    <style:style style:name="T20" style:family="text">
      <style:text-properties officeooo:rsid="000a36b2"/>
    </style:style>
    <style:style style:name="T21" style:family="text">
      <style:text-properties officeooo:rsid="000a89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Exercice d’entraînement à python</text:p>
      <text:p text:style-name="P1"/>
      <text:p text:style-name="P2"/>
      <text:p text:style-name="P3">Introduction<text:span text:style-name="T7"> :</text:span></text:p>
      <text:p text:style-name="P2"/>
      <text:p text:style-name="P4"><text:tab/>Avant de commencer à écrire dans un langage de programmation il est important de savoir assez précisément ce que le programme <text:span text:style-name="T10">devra</text:span> faire <text:span text:style-name="T1">in fine</text:span>.</text:p>
      <text:p text:style-name="P4"/>
      <text:p text:style-name="P7">Le but de cet exercice est de réaliser un programme permettant de convertir un nombre décimal en nombre binaire ou en nombre hexadécimal et inversement.</text:p>
      <text:p text:style-name="P4"/>
      <text:p text:style-name="P4"/>
      <text:p text:style-name="P4">Un nombre binaire s’écrit seulement avec des <text:span text:style-name="T7">0 ou des 1</text:span> : </text:p>
      <text:p text:style-name="P4">13 en décimal s’écrit 1101<text:tab/><text:tab/>(1*8 + 1*4 + 0*2 + 1*1)</text:p>
      <text:p text:style-name="P4"/>
      <text:p text:style-name="P4">Un nombre hexadécimal s’écrit avec les même chiffres qu’en décimal mais avec en plus les lettres A, B, C, D, E, F : </text:p>
      <text:p text:style-name="P4">13 en hexadécimal s’écrit D<text:tab/><text:tab/>(1*13)</text:p>
      <text:p text:style-name="P4">27 s’écrit 1B<text:tab/><text:tab/><text:tab/><text:tab/>(1*16 + 11*1)</text:p>
      <text:p text:style-name="P5">ou encore, 36546 s’écrit 8EC2 <text:tab/><text:tab/>(8*4096 + 14*256 + 12*16 + 2*1)</text:p>
      <text:p text:style-name="P5"/>
      <text:p text:style-name="P5"/>
      <text:p text:style-name="P8">Vous pouvez décider dès maintenant de chercher par vous même comment faire ce programme ou alors vous pouvez suivre les étapes décrites dans la suite du document.</text:p>
      <text:p text:style-name="P6"/>
      <text:p text:style-name="P25"><text:span text:style-name="T18">/!\</text:span> Il faut noter que le nombre rentré par l’utilisateur peut être un nombre hexadécimal, c-à-d qu’il peut être composé des lettres A, B, C, D, E, F donc il est plus adapté de travailler avec des variables de type chaînes de caractères (<text:span text:style-name="T1">string</text:span>) qu’avec <text:s/>des variables de type nombre entier (<text:span text:style-name="T1">int</text:span>)</text:p>
      <text:p text:style-name="P6"/>
      <text:p text:style-name="P6"><text:span text:style-name="T18">/!\</text:span> <text:span text:style-name="T20">Il faut savoir qu’il existe énormément de façon de répondre à un problème en programmation, mais il est toujours intéressant de privilégier la façon la plus efficace en terme de temps de calculs et lignes de code.</text:span></text:p>
      <text:p text:style-name="P42"><text:span text:style-name="T19"/></text:p>
      <text:p text:style-name="P42"><text:soft-page-break/><text:span text:style-name="T19"/></text:p>
      <text:p text:style-name="P41"><text:span text:style-name="T19">I- Récupération du nombre à convertir</text:span></text:p>
      <text:p text:style-name="P10"/>
      <text:p text:style-name="P21">1. Récupérer le nombre</text:p>
      <text:p text:style-name="P15"/>
      <text:p text:style-name="P13">La première étape est de créer la partie du programme permettant de demander à l’utilisateur quel nombre il souhaite convertir.</text:p>
      <text:p text:style-name="P13"/>
      <text:p text:style-name="P13">Il y a beaucoup de façon de procéder, la plus simple (mais aussi la plus moche) étant d’utiliser la fonction <text:span text:style-name="T1">input</text:span> de python.</text:p>
      <text:p text:style-name="P13"/>
      <text:p text:style-name="P14">Dans la correction j’utilise le module <text:span text:style-name="T1">tkinter</text:span> qui permet de faire des interfaces graphiques.</text:p>
      <text:p text:style-name="P13"/>
      <text:p text:style-name="P13"><text:span text:style-name="T4">Objectif </text:span>: Demander à l’utilisateur quel nombre il souhaite convertir et le stocker dans une variable (donnez un nom explicite à la variable pour pas vous perdre, EX : nombre_a_convertir)</text:p>
      <text:p text:style-name="P13"/>
      <text:p text:style-name="P21">2. Vérifier que le nombre est bien un nombre</text:p>
      <text:p text:style-name="P15"/>
      <text:p text:style-name="P25">Le premier problème évident qui vient à l’esprit c’est que l’utilisateur peut écrire absolument tout ce qu’il veut, c-à-d qu’il peut écrire des nombre, ou pas, il faut alors vérifier que ce qu’a rentré l’utilisateur est exploitable par le programme.</text:p>
      <text:p text:style-name="P25"/>
      <text:p text:style-name="P25"><text:span text:style-name="T4">Objectif </text:span>: Créer une fonction <text:span text:style-name="T2">verification</text:span> qui prend en argument une chaîne de caractères (string) et renvoi <text:span text:style-name="T2">True</text:span> si la chaîne est conforme (composé uniquement de chiffres et des lettres A, B, C, D, E, F) ou <text:span text:style-name="T2">False</text:span> sinon.</text:p>
      <text:p text:style-name="P15"/>
      <text:p text:style-name="P21">3. Classer le nombre</text:p>
      <text:p text:style-name="P25"/>
      <text:p text:style-name="P19">A)</text:p>
      <text:p text:style-name="P25"/>
      <text:p text:style-name="P25"><text:span text:style-name="T21">Maintenant il va falloir</text:span> déterminer si ce nombre est un nombre binaire, un nombre décimal, ou un nombre hexadécimal.</text:p>
      <text:p text:style-name="P25"/>
      <text:p text:style-name="P25"><text:span text:style-name="T4">Objectif </text:span>: Créer une fonction <text:span text:style-name="T2">classifier</text:span><text:span text:style-name="T11"> qui prend en argument une chaîne de caractères et renvoit ‘</text:span><text:span text:style-name="T2">binaire</text:span><text:span text:style-name="T11">’ si le nombre est un nombre binaire, ‘</text:span><text:span text:style-name="T2">decimal</text:span><text:span text:style-name="T11">’ si le </text:span><text:soft-page-break/><text:span text:style-name="T11">nombre est un nombre décimal et ‘</text:span><text:span text:style-name="T2">hexadecimal</text:span><text:span text:style-name="T11">’ si le nombre est un nombre hexadécimal.</text:span></text:p>
      <text:p text:style-name="P25"><text:span text:style-name="T11"/></text:p>
      <text:p text:style-name="P26"><text:span text:style-name="T6">Indice </text:span><text:span text:style-name="T14">: </text:span><text:span text:style-name="T11">Pour discriminer un nombres il est possible de vérifier si ce nombre est composé uniquement de 0 ou de 1, s’il est composé d’un mélange des 10 chiffres décimaux ou s’il est composé en plus des lettres A, B, C, D, E, F caractéristique des nombres hexadécimaux.</text:span></text:p>
      <text:p text:style-name="P25"><text:span text:style-name="T11"/></text:p>
      <text:p text:style-name="P19">B)</text:p>
      <text:p text:style-name="P25"><text:span text:style-name="T11"/></text:p>
      <text:p text:style-name="P27"><text:span text:style-name="T11">Il existe une limite à la détection automatique </text:span><text:span text:style-name="T12">de la base d’u</text:span><text:span text:style-name="T16">n</text:span><text:span text:style-name="T12"> nombre </text:span><text:span text:style-name="T11">(cf : I-3.</text:span><text:span text:style-name="T14">A</text:span><text:span text:style-name="T11">), en effet si l’utilisateur rentre un nombre binaire, ce nombre sera détecté binaire, mais il peut aussi être considéré comme décimal, puisque composé uniquement de chiffres décimaux, et aussi hexadécimal pour les mêmes raisons.</text:span></text:p>
      <text:p text:style-name="P27"><text:span text:style-name="T11"/></text:p>
      <text:p text:style-name="P27"><text:span text:style-name="T11">C’est pourquoi il est intéressant de demander directement à l’utilisateur d</text:span><text:span text:style-name="T12">ans</text:span><text:span text:style-name="T11"> quel </text:span><text:span text:style-name="T12">base</text:span><text:span text:style-name="T11"> doit être considéré le nombre qu’il à rentré, si celui-ci peut être d</text:span><text:span text:style-name="T12">ans</text:span><text:span text:style-name="T11"> plusieurs </text:span><text:span text:style-name="T12">base</text:span><text:span text:style-name="T11"> différent</text:span><text:span text:style-name="T12">e</text:span><text:span text:style-name="T11">s.</text:span></text:p>
      <text:p text:style-name="P27"><text:span text:style-name="T11"/></text:p>
      <text:p text:style-name="P27"><text:span text:style-name="T5">Objectif </text:span><text:span text:style-name="T11">: Demander à l’utilisateur d</text:span><text:span text:style-name="T12">ans</text:span><text:span text:style-name="T11"> quel </text:span><text:span text:style-name="T12">base</text:span><text:span text:style-name="T11"> est le nombre qu’il a rentré si celui-ci peut être considéré d</text:span><text:span text:style-name="T12">ans</text:span><text:span text:style-name="T11"> plusieurs </text:span><text:span text:style-name="T12">base</text:span><text:span text:style-name="T11">. Et restreindre la réponse à : ’</text:span><text:span text:style-name="T2">binaire</text:span><text:span text:style-name="T11">’ ou ‘</text:span><text:span text:style-name="T2">decimal</text:span><text:span text:style-name="T11">’ ou ‘</text:span><text:span text:style-name="T2">hexadecimal</text:span><text:span text:style-name="T11">’. Stocker la réponse dans une variable.</text:span></text:p>
      <text:p text:style-name="P25"><text:span text:style-name="T11"/></text:p>
      <text:p text:style-name="P20">C)</text:p>
      <text:p text:style-name="P16"><text:span text:style-name="T11"/></text:p>
      <text:p text:style-name="P28"><text:span text:style-name="T11">C’est bien de demander à l’utilisateur quel </text:span><text:span text:style-name="T13">est la base</text:span><text:span text:style-name="T11"> d</text:span><text:span text:style-name="T17">u</text:span><text:span text:style-name="T11"> nombre </text:span><text:span text:style-name="T13">qu’</text:span><text:span text:style-name="T11">il a rentré mais si celui-ci répond binaire </text:span><text:span text:style-name="T13">alors que le nombre est dans la base 16 (hexadécimal) il ne faut pas prendre en compte la réponse de l’utilisateur, puisqu’un nombre hexadécimal n’est pas composé uniquement de 0 et de 1.</text:span></text:p>
      <text:p text:style-name="P28"><text:span text:style-name="T13"/></text:p>
      <text:p text:style-name="P30"><text:span text:style-name="T5">Objectif </text:span><text:span text:style-name="T11">: Créer une fonction </text:span><text:span text:style-name="T2">base </text:span><text:span text:style-name="T11">qui prend en argument la base détectée par le programme et la base rentrée par l’utilisateur et qui renvoi la meilleure base à utiliser (‘</text:span><text:span text:style-name="T2">binaire</text:span><text:span text:style-name="T11">’ ou ‘</text:span><text:span text:style-name="T2">decimal</text:span><text:span text:style-name="T11">’ ou ‘</text:span><text:span text:style-name="T2">hexadecimal</text:span><text:span text:style-name="T11">’)</text:span></text:p>
      <text:p text:style-name="P30"><text:span text:style-name="T11"/></text:p>
      <text:p text:style-name="P30"><text:span text:style-name="T5">Indice </text:span><text:span text:style-name="T11">: Pour trouver quelle </text:span><text:span text:style-name="T14">est </text:span><text:span text:style-name="T11">la meilleure base à utiliser il faut toujours prends la base spécifiée par l’utilisateur sauf si celle-ci est en désaccord avec la détection automatique.</text:span></text:p>
      <text:p text:style-name="P30"><text:span text:style-name="T11"/></text:p>
      <text:p text:style-name="P33">Ainsi, si l’utilisateur dit base 2 (binaire) mais que le programme dit base 10 (décimal)</text:p>
      <text:p text:style-name="P33">il faut prendre base 10 car un nombre écrit en base 10 ne peut pas toujours être écrit en base 2 </text:p>
      <text:p text:style-name="P31"><text:span text:style-name="T5">EX </text:span><text:span text:style-name="T11">: 11 en base 10 peut aussi être considéré en base 2 </text:span><text:span text:style-name="T17">(car composé uniquement de 0 et 1)</text:span></text:p>
      <text:p text:style-name="P31"><text:span text:style-name="T11">Mais 14 en base 10 ne peut pas être considéré en base 2 car 4 ne fait pas partie de la base 2 </text:span><text:span text:style-name="T15">et 14 en base 2 n’a donc pas de sens.</text:span></text:p>
      <text:p text:style-name="P40"><text:soft-page-break/><text:span text:style-name="T15"/></text:p>
      <text:p text:style-name="P40"><text:span text:style-name="T15"/></text:p>
      <text:p text:style-name="P11"><text:span text:style-name="T11">II- Créer les fonctions permettant de convertir le nombre</text:span></text:p>
      <text:p text:style-name="P29"><text:span text:style-name="T11"/></text:p>
      <text:p text:style-name="P34">Nous allons avoir besoin de 4 fonctions pour convertir le nombre dans la base souhaitée.</text:p>
      <text:p text:style-name="P29"><text:span text:style-name="T11"/></text:p>
      <text:p text:style-name="P22">1. Décimal vers binaire</text:p>
      <text:p text:style-name="P32"><text:span text:style-name="T11"/></text:p>
      <text:p text:style-name="P32"><text:span text:style-name="T5">Objectif </text:span><text:span text:style-name="T11">: Créer une fonction </text:span><text:span text:style-name="T2">decimal_vers_binaire</text:span><text:span text:style-name="T11"> qui prend en argument une chaîne de caractère composée de nombre décimaux (le nombre à convertir) et renvoi ce nombre en base 2 sous forme de chaîne de caractères.</text:span></text:p>
      <text:p text:style-name="P32"><text:span text:style-name="T11"/></text:p>
      <text:p text:style-name="P32"><text:span text:style-name="T5">Indice </text:span><text:span text:style-name="T11">: Pour convertir à la main un nombre décimal en binaire on utilise la division euclidienne de ce nombre par 2. Il est possible de faire pareil en programmation.</text:span></text:p>
      <text:p text:style-name="P32"><text:span text:style-name="T11"/></text:p>
      <text:p text:style-name="P22">2. Binaire vers décimal</text:p>
      <text:p text:style-name="P17"><text:span text:style-name="T11"/></text:p>
      <text:p text:style-name="P17"><text:span text:style-name="T11">Objectif</text:span><text:span text:style-name="T8"> : Créer une fonction </text:span><text:span text:style-name="T3">binaire_vers_decimal</text:span><text:span text:style-name="T8"> qui prend en argument une chaîne de caractère composée de 0 et de 1 (le nombre à convertir) et renvoi ce nombre en base 10 sous forme de chaîne de caractères.</text:span></text:p>
      <text:p text:style-name="P17"><text:span text:style-name="T8"/></text:p>
      <text:p text:style-name="P17"><text:span text:style-name="T11">Indice </text:span><text:span text:style-name="T8">: Lire l’introduction</text:span></text:p>
      <text:p text:style-name="P17"><text:span text:style-name="T8"/></text:p>
      <text:p text:style-name="P22">3. Binaire vers hexadécimal</text:p>
      <text:p text:style-name="P22"/>
      <text:p text:style-name="P17">Objectif<text:span text:style-name="T7"> : Créer une fonction </text:span><text:span text:style-name="T3">binaire_vers_hexadecimal</text:span><text:span text:style-name="T7"> qui prend en argument une chaîne de caractère composée de 0 et de 1 (le nombre à convertir) et renvoi ce nombre en base 16 sous forme de chaîne de caractères.</text:span></text:p>
      <text:p text:style-name="P17"><text:span text:style-name="T7"/></text:p>
      <text:p text:style-name="P17">Indice <text:span text:style-name="T7">: Il est possible de décomposer le nombre binaire en paquet de 4 chiffres maximum (composés de 0 et de 1) et où chaque paquet représente un </text:span><text:span text:style-name="T9">chiffre</text:span><text:span text:style-name="T7"> hexadécimal.</text:span></text:p>
      <text:p text:style-name="P17"><text:soft-page-break/>EX <text:span text:style-name="T7">: 101101 donnerait deux paquet : 10 et 1101 et chaque paquet peut être écrit en base 16 : </text:span></text:p>
      <text:p text:style-name="P32">10 donne 2</text:p>
      <text:p text:style-name="P32">1101 donne 13 en base 10 donc 1101 donne D en base 16 (car 13 en base 10 donne D en base 16)</text:p>
      <text:p text:style-name="P32">Ainsi : 101101 en base 2 donnerait 2D en base 16</text:p>
      <text:p text:style-name="P17"><text:span text:style-name="T7"/></text:p>
      <text:p text:style-name="P22">4. Hexadécimal vers décimal</text:p>
      <text:p text:style-name="P22"/>
      <text:p text:style-name="P17">Objectif<text:span text:style-name="T7"> : Créer une fonction </text:span><text:span text:style-name="T3">hexadecimal_vers_decimal</text:span><text:span text:style-name="T7"> qui prend en argument une chaîne de caractère composée de chiffres et des lettres A, B, C, D, E, F (le nombre à convertir) et renvoi ce nombre en base 10 sous forme de chaîne de caractères.</text:span></text:p>
      <text:p text:style-name="P17">Indice <text:span text:style-name="T7">: Lire introduction</text:span></text:p>
      <text:p text:style-name="P43"><text:span text:style-name="T7"/></text:p>
      <text:p text:style-name="P43"><text:span text:style-name="T7"/></text:p>
      <text:p text:style-name="P12"><text:span text:style-name="T7">III- Mise en relation</text:span></text:p>
      <text:p text:style-name="P18"><text:span text:style-name="T7"/></text:p>
      <text:p text:style-name="P37">Maintenant que toutes les fonctions nécessaires au bon fonctionnement du programme ont étés crées il ne reste plus qu’à les agencer de manière à ce que le programme demande le nombre à convertir, fasse toutes les vérifications, convertisse le nombre puis l’affiche pour l’utilisateur, et tout ça tout seul !</text:p>
      <text:p text:style-name="P18"><text:span text:style-name="T7"/></text:p>
      <text:p text:style-name="P39">Encore une fois il est possible d’essayer de votre côté ou alors de suivre les indications dans la suite du document.</text:p>
      <text:p text:style-name="P23"><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oft-page-break/><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4"><text:span text:style-name="T7"/></text:p>
      <text:p text:style-name="P23">1. Créer la fonction qui met en relation toutes les autres</text:p>
      <text:p text:style-name="P23"/>
      <text:p text:style-name="P35"><text:span text:style-name="T4">Objectif </text:span>: Créer une fonction <text:span text:style-name="T2">main </text:span>qui ne prend pas d’argument et ne retourne rien</text:p>
      <text:p text:style-name="P35"/>
      <text:p text:style-name="P35"><text:span text:style-name="T4">Utilité </text:span>: Il est intéressant de mettre toute la logique dans une fonction principale pour rendre le programme plus lisible et aussi pour pouvoir l’utiliser plus facilement.</text:p>
      <text:p text:style-name="P35"/>
      <text:p text:style-name="P23">2. Rendre utile la fonction main</text:p>
      <text:p text:style-name="P23"/>
      <text:p text:style-name="P23">A)</text:p>
      <text:p text:style-name="P23"/>
      <text:p text:style-name="P35">Mettre au début de la fonction main les lignes de code permettant de demander à l’utilisateur quel nombre doit être converti et stocker la réponse dans une variable. </text:p>
      <text:p text:style-name="P35">(I-1)</text:p>
      <text:p text:style-name="P35"/>
      <text:p text:style-name="P23">B)</text:p>
      <text:p text:style-name="P23"/>
      <text:p text:style-name="P35">Mettre l’étape permettant de vérifier que la réponse est bien utilisable par le programme.</text:p>
      <text:p text:style-name="P35"><text:soft-page-break/>(I-2)</text:p>
      <text:p text:style-name="P35"/>
      <text:p text:style-name="P23">C)</text:p>
      <text:p text:style-name="P35"/>
      <text:p text:style-name="P35">Rajouter les étape permettant de déterminer définitivement la base du nombre à convertir.</text:p>
      <text:p text:style-name="P35">(I-3)</text:p>
      <text:p text:style-name="P35"/>
      <text:p text:style-name="P23">D)</text:p>
      <text:p text:style-name="P23"/>
      <text:p text:style-name="P35">Rajouter l’étape permettant de convertir le nombre dans les bases souhaitées.</text:p>
      <text:p text:style-name="P35">(II)</text:p>
      <text:p text:style-name="P35"/>
      <text:p text:style-name="P23">E)</text:p>
      <text:p text:style-name="P23"/>
      <text:p text:style-name="P35">Finalement ajouter l’étape permettant de tout afficher… débrouillez-vous ! (la fonction print de python peut être utile)</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12:23.161000000</meta:creation-date>
    <dc:date>2023-10-22T16:58:52.118000000</dc:date>
    <meta:editing-duration>PT8H50M21S</meta:editing-duration>
    <meta:editing-cycles>13</meta:editing-cycles>
    <meta:generator>LibreOffice/7.6.2.1$Windows_X86_64 LibreOffice_project/56f7684011345957bbf33a7ee678afaf4d2ba333</meta:generator>
    <meta:document-statistic meta:table-count="0" meta:image-count="0" meta:object-count="0" meta:page-count="7" meta:paragraph-count="78" meta:word-count="1413" meta:character-count="8092" meta:non-whitespace-character-count="6743"/>
  </office:meta>
</office:document-meta>
</file>